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12.96mm" fo:break-before="auto" style:use-optimal-row-height="false"/>
    </style:style>
    <style:style style:name="ro4" style:family="table-row">
      <style:table-row-properties style:row-height="14.29mm" fo:break-before="auto" style:use-optimal-row-height="false"/>
    </style:style>
    <style:style style:name="ro5" style:family="table-row">
      <style:table-row-properties style:row-height="14.82mm" fo:break-before="auto" style:use-optimal-row-height="false"/>
    </style:style>
    <style:style style:name="ro6" style:family="table-row">
      <style:table-row-properties style:row-height="15.88mm" fo:break-before="auto" style:use-optimal-row-height="false"/>
    </style:style>
    <style:style style:name="ro7" style:family="table-row">
      <style:table-row-properties style:row-height="59.8mm" fo:break-before="auto" style:use-optimal-row-height="false"/>
    </style:style>
    <style:style style:name="ro8" style:family="table-row">
      <style:table-row-properties style:row-height="6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42.63mm" fo:break-before="auto" style:use-optimal-row-height="true"/>
    </style:style>
    <style:style style:name="ro11" style:family="table-row">
      <style:table-row-properties style:row-height="46.58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6.61mm" fo:break-before="auto" style:use-optimal-row-height="false"/>
    </style:style>
    <style:style style:name="ro15" style:family="table-row">
      <style:table-row-properties style:row-height="8.41mm" fo:break-before="auto" style:use-optimal-row-height="true"/>
    </style:style>
    <style:style style:name="ro16" style:family="table-row">
      <style:table-row-properties style:row-height="8.94mm" fo:break-before="auto" style:use-optimal-row-height="true"/>
    </style:style>
    <style:style style:name="ro17" style:family="table-row">
      <style:table-row-properties style:row-height="16.85mm" fo:break-before="auto" style:use-optimal-row-height="true"/>
    </style:style>
    <style:style style:name="ro18" style:family="table-row">
      <style:table-row-properties style:row-height="17.37mm" fo:break-before="auto" style:use-optimal-row-height="true"/>
    </style:style>
    <style:style style:name="ta1" style:family="table" style:master-page-name="PageStyle_5f_テスト項目_5f_ログインページ例">
      <style:table-properties table:display="false" style:writing-mode="lr-tb"/>
    </style:style>
    <style:style style:name="ta2" style:family="table" style:master-page-name="PageStyle_5f_テスト項目_5f_ログインページ例">
      <style:table-properties table:display="true" style:writing-mode="lr-tb"/>
    </style:style>
    <style:style style:name="ta3" style:family="table" style:master-page-name="PageStyle_5f_テスト項目_5f_〇〇ページ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100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style:diagonal-bl-tr="none" style:diagonal-tl-br="none" fo:border="none" style:rotation-align="none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テスト項目_ログインページ例" table:style-name="ta1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ログイン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4-22" calcext:value-type="date" table:number-columns-spanned="4" table:number-rows-spanned="2">
            <text:p>2019/04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尾上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1">
          <table:table-cell table:style-name="ce3" table:number-columns-spanned="45" table:number-rows-spanned="1"/>
          <table:covered-table-cell table:number-columns-repeated="43" table:style-name="ce8"/>
          <table:covered-table-cell table:style-name="ce64"/>
          <table:table-cell table:number-columns-repeated="979"/>
        </table:table-row>
        <table:table-row table:style-name="ro1">
          <table:table-cell table:style-name="ce4" office:value-type="string" calcext:value-type="string" table:number-columns-spanned="3" table:number-rows-spanned="1">
            <text:p>No.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9"/>
          <table:table-cell table:style-name="ce9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9"/>
          <table:table-cell table:style-name="ce9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9"/>
          <table:table-cell table:style-name="ce43" office:value-type="string" calcext:value-type="string" table:number-columns-spanned="3" table:number-rows-spanned="1">
            <text:p>結果</text:p>
          </table:table-cell>
          <table:covered-table-cell table:style-name="ce45"/>
          <table:covered-table-cell table:style-name="ce49"/>
          <table:table-cell table:style-name="ce43" office:value-type="string" calcext:value-type="string" table:number-columns-spanned="4" table:number-rows-spanned="1">
            <text:p>日付</text:p>
          </table:table-cell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実行者名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7">
            <text:p>初期表示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23"/>
          <table:covered-table-cell table:style-name="ce25"/>
          <table:table-cell table:style-name="ce11" office:value-type="string" calcext:value-type="string" table:number-columns-spanned="10" table:number-rows-spanned="1">
            <text:p>ログインページ</text:p>
          </table:table-cell>
          <table:covered-table-cell table:number-columns-repeated="8" table:style-name="ce23"/>
          <table:covered-table-cell table:style-name="ce25"/>
          <table:table-cell table:style-name="ce30" office:value-type="string" calcext:value-type="string" table:number-columns-spanned="10" table:number-rows-spanned="1">
            <text:p>ページタイトル『ログインページ』</text:p>
            <text:p>と表示される</text:p>
          </table:table-cell>
          <table:covered-table-cell table:number-columns-repeated="8" table:style-name="ce23"/>
          <table:covered-table-cell table:style-name="ce25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ログイン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ログイン』と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10" table:number-rows-spanned="1">
            <text:p>名前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名前』と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×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パスワード』と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4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名前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名前の横にテキストボックス</text:p>
            <text:p>が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5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パスワードの右横に</text:p>
            <text:p>テキストボックスが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6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LOGIN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下部に『LOGIN』と表示され、ボタンが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×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7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1">
            <text:p>入力時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名前：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文字が入力できる</text:p>
            <text:p>aaa</text:p>
            <text:p>AAA</text:p>
            <text:p>あああ</text:p>
            <text:p>亜亜亜</text:p>
            <text:p>111</text:p>
            <text:p>１１１</text:p>
            <text:p>@@@</text:p>
            <text:p>＠＠＠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8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；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文字が入力できる</text:p>
            <text:p>aaa</text:p>
            <text:p>AAA</text:p>
            <text:p>あああ</text:p>
            <text:p>亜亜亜</text:p>
            <text:p>111</text:p>
            <text:p>１１１</text:p>
            <text:p>@@@</text:p>
            <text:p>＠＠＠</text:p>
            <text:p>ΘΘΘ</text:p>
            <text:p/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2"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0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style-name="ce46"/>
          <table:covered-table-cell table:style-name="ce50"/>
          <table:table-cell table:style-name="ce44" table:number-columns-spanned="4" table:number-rows-spanned="1"/>
          <table:covered-table-cell table:number-columns-repeated="2" table:style-name="ce46"/>
          <table:covered-table-cell table:style-name="ce50"/>
          <table:table-cell table:style-name="ce61" table:number-columns-spanned="3" table:number-rows-spanned="1"/>
          <table:covered-table-cell table:style-name="ce46"/>
          <table:covered-table-cell table:style-name="ce66"/>
          <table:table-cell table:number-columns-repeated="97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ログイン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ログイン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今泉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1">
          <table:table-cell table:style-name="ce3" table:number-columns-spanned="45" table:number-rows-spanned="1"/>
          <table:covered-table-cell table:number-columns-repeated="43" table:style-name="ce8"/>
          <table:covered-table-cell table:style-name="ce64"/>
          <table:table-cell table:number-columns-repeated="979"/>
        </table:table-row>
        <table:table-row table:style-name="ro1">
          <table:table-cell table:style-name="ce4" office:value-type="string" calcext:value-type="string" table:number-columns-spanned="3" table:number-rows-spanned="1">
            <text:p>No.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9"/>
          <table:table-cell table:style-name="ce9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9"/>
          <table:table-cell table:style-name="ce9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9"/>
          <table:table-cell table:style-name="ce43" office:value-type="string" calcext:value-type="string" table:number-columns-spanned="3" table:number-rows-spanned="1">
            <text:p>結果</text:p>
          </table:table-cell>
          <table:covered-table-cell table:style-name="ce45"/>
          <table:covered-table-cell table:style-name="ce49"/>
          <table:table-cell table:style-name="ce43" office:value-type="string" calcext:value-type="string" table:number-columns-spanned="4" table:number-rows-spanned="1">
            <text:p>日付</text:p>
          </table:table-cell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実行者名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9">
            <text:p>初期表示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23"/>
          <table:covered-table-cell table:style-name="ce25"/>
          <table:table-cell table:style-name="ce11" office:value-type="string" calcext:value-type="string" table:number-columns-spanned="10" table:number-rows-spanned="1">
            <text:p>ログインページ</text:p>
          </table:table-cell>
          <table:covered-table-cell table:number-columns-repeated="8" table:style-name="ce23"/>
          <table:covered-table-cell table:style-name="ce25"/>
          <table:table-cell table:style-name="ce30" office:value-type="string" calcext:value-type="string" table:number-columns-spanned="10" table:number-rows-spanned="1">
            <text:p>ページタイトル『ログインページ』</text:p>
            <text:p>と表示される</text:p>
          </table:table-cell>
          <table:covered-table-cell table:number-columns-repeated="8" table:style-name="ce23"/>
          <table:covered-table-cell table:style-name="ce25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53" table:number-columns-spanned="4" table:number-rows-spanned="1"/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9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ログイン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ログイン』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53" table:number-columns-spanned="4" table:number-rows-spanned="1"/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9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10" table:number-rows-spanned="1">
            <text:p>名前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名前』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53" table:number-columns-spanned="4" table:number-rows-spanned="1"/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9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パスワード』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53" table:number-columns-spanned="4" table:number-rows-spanned="1"/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4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名前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名前の横にテキストボックス</text:p>
            <text:p>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53" table:number-columns-spanned="4" table:number-rows-spanned="1"/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5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パスワードの右横に</text:p>
            <text:p>テキストボックス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53" table:number-columns-spanned="4" table:number-rows-spanned="1"/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6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LOGIN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下部に『LOGIN』と表示され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53" table:number-columns-spanned="4" table:number-rows-spanned="1"/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6">
          <table:table-cell table:style-name="ce6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covered-table-cell table:style-name="ce13"/>
          <table:covered-table-cell table:number-columns-repeated="4" table:style-name="ce17"/>
          <table:covered-table-cell table:style-name="ce20"/>
          <table:table-cell table:style-name="ce68" office:value-type="string" calcext:value-type="string" table:number-columns-spanned="6" table:number-rows-spanned="2">
            <text:p>CSS</text:p>
          </table:table-cell>
          <table:covered-table-cell table:number-columns-repeated="5" table:style-name="ce11"/>
          <table:table-cell table:style-name="ce68" office:value-type="string" calcext:value-type="string" table:number-columns-spanned="10" table:number-rows-spanned="1">
            <text:p>ログイン</text:p>
          </table:table-cell>
          <table:covered-table-cell table:number-columns-repeated="9" table:style-name="ce11"/>
          <table:table-cell table:style-name="ce69" office:value-type="string" calcext:value-type="string" table:number-columns-spanned="10" table:number-rows-spanned="1">
            <text:p>ログインの文字が『緑色』で、</text:p>
            <text:p>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71"/>
          <table:covered-table-cell table:style-name="ce72"/>
          <table:table-cell table:style-name="ce53" table:number-columns-spanned="4" table:number-rows-spanned="1"/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6">
          <table:table-cell table:style-name="ce6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covered-table-cell table:style-name="ce13"/>
          <table:covered-table-cell table:number-columns-repeated="4" table:style-name="ce17"/>
          <table:covered-table-cell table:style-name="ce20"/>
          <table:covered-table-cell table:style-name="ce68"/>
          <table:covered-table-cell table:number-columns-repeated="5" table:style-name="ce11"/>
          <table:table-cell table:style-name="ce68" office:value-type="string" calcext:value-type="string" table:number-columns-spanned="10" table:number-rows-spanned="1">
            <text:p>ログイン</text:p>
          </table:table-cell>
          <table:covered-table-cell table:number-columns-repeated="9" table:style-name="ce11"/>
          <table:table-cell table:style-name="ce69" office:value-type="string" calcext:value-type="string" table:number-columns-spanned="10" table:number-rows-spanned="1">
            <text:p>ログインの文字の下に</text:p>
            <text:p>線が引か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71"/>
          <table:covered-table-cell table:style-name="ce72"/>
          <table:table-cell table:style-name="ce53" table:number-columns-spanned="4" table:number-rows-spanned="1"/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0">
          <table:table-cell table:style-name="ce6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2">
            <text:p>入力時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名前：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文字が入力できる</text:p>
            <text:p>aaa</text:p>
            <text:p>AAA</text:p>
            <text:p>あああ</text:p>
            <text:p>亜亜亜</text:p>
            <text:p>111</text:p>
            <text:p>１１１</text:p>
            <text:p>@@@</text:p>
            <text:p>＠＠＠</text:p>
            <text:p>ΘΘΘ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1">
          <table:table-cell table:style-name="ce6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covered-table-cell table:number-columns-repeated="6" table:style-name="ce11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：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文字が入力できる</text:p>
            <text:p>aaa</text:p>
            <text:p>AAA</text:p>
            <text:p>あああ</text:p>
            <text:p>亜亜亜</text:p>
            <text:p>111</text:p>
            <text:p>１１１</text:p>
            <text:p>@@@</text:p>
            <text:p>＠＠＠</text:p>
            <text:p>ΘΘΘ</text:p>
            <text:p/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2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0" office:value-type="string" calcext:value-type="string" table:number-columns-spanned="6" table:number-rows-spanned="1">
            <text:p>ログイン失敗時</text:p>
            <text:p>（名前未入力）</text:p>
          </table:table-cell>
          <table:covered-table-cell table:number-columns-repeated="5" table:style-name="ce11"/>
          <table:table-cell table:style-name="ce68" office:value-type="string" calcext:value-type="string" table:number-columns-spanned="6" table:number-rows-spanned="4">
            <text:p>ラベル</text:p>
          </table:table-cell>
          <table:covered-table-cell table:number-columns-repeated="5" table:style-name="ce11"/>
          <table:table-cell table:style-name="ce68" office:value-type="string" calcext:value-type="string" table:number-columns-spanned="10" table:number-rows-spanned="4">
            <text:p>注意喚起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名前またはパスワードを</text:p>
            <text:p>入力してください』と『赤字』で</text:p>
            <text:p>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2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1">
            <text:p>ログイン失敗時</text:p>
            <text:p>（パスワード未入力）</text:p>
          </table:table-cell>
          <table:covered-table-cell table:number-columns-repeated="21" table:style-name="ce11"/>
          <table:table-cell table:style-name="ce70" office:value-type="string" calcext:value-type="string" table:number-columns-spanned="10" table:number-rows-spanned="1">
            <text:p>『名前またはパスワードを</text:p>
            <text:p>入力してください』と『赤字』で</text:p>
            <text:p>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2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43" office:value-type="string" calcext:value-type="string" table:number-columns-spanned="6" table:number-rows-spanned="1">
            <text:p>ログイン失敗時</text:p>
            <text:p>（名前不一致）</text:p>
          </table:table-cell>
          <table:covered-table-cell table:number-columns-repeated="21" table:style-name="ce11"/>
          <table:table-cell table:style-name="ce11" office:value-type="string" calcext:value-type="string" table:number-columns-spanned="10" table:number-rows-spanned="1">
            <text:p>『名前またはパスワードが</text:p>
            <text:p>一致しません』と『赤字』で</text:p>
            <text:p>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2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0" office:value-type="string" calcext:value-type="string" table:number-columns-spanned="6" table:number-rows-spanned="1">
            <text:p>ログイン失敗時</text:p>
            <text:p>（パスワード不一致）</text:p>
          </table:table-cell>
          <table:covered-table-cell table:number-columns-repeated="21" table:style-name="ce11"/>
          <table:table-cell table:style-name="ce11" office:value-type="string" calcext:value-type="string" table:number-columns-spanned="10" table:number-rows-spanned="1">
            <text:p>『名前またはパスワードが</text:p>
            <text:p>一致しません』と『赤字』で</text:p>
            <text:p>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検索ページ" table:style-name="ta3">
        <office:forms form:automatic-focus="false" form:apply-design-mode="false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36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検索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今泉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2">
          <table:table-cell table:style-name="ce73" table:number-columns-spanned="45" table:number-rows-spanned="1"/>
          <table:covered-table-cell table:number-columns-repeated="43" table:style-name="ce76"/>
          <table:covered-table-cell table:style-name="ce89"/>
          <table:table-cell table:number-columns-repeated="979"/>
        </table:table-row>
        <table:table-row table:style-name="ro14">
          <table:table-cell table:style-name="ce74" office:value-type="string" calcext:value-type="string" table:number-columns-spanned="3" table:number-rows-spanned="1">
            <text:p>No.</text:p>
          </table:table-cell>
          <table:covered-table-cell table:number-columns-repeated="2" table:style-name="ce77"/>
          <table:table-cell table:style-name="ce77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7"/>
          <table:table-cell table:style-name="ce77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7"/>
          <table:table-cell table:style-name="ce77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7"/>
          <table:table-cell table:style-name="ce77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7"/>
          <table:table-cell table:style-name="ce84" office:value-type="string" calcext:value-type="string" table:number-columns-spanned="3" table:number-rows-spanned="1">
            <text:p>結果</text:p>
          </table:table-cell>
          <table:covered-table-cell table:style-name="ce85"/>
          <table:covered-table-cell table:style-name="ce86"/>
          <table:table-cell table:style-name="ce84" office:value-type="string" calcext:value-type="string" table:number-columns-spanned="4" table:number-rows-spanned="1">
            <text:p>日付</text:p>
          </table:table-cell>
          <table:covered-table-cell table:number-columns-repeated="2" table:style-name="ce85"/>
          <table:covered-table-cell table:style-name="ce86"/>
          <table:table-cell table:style-name="ce87" office:value-type="string" calcext:value-type="string" table:number-columns-spanned="3" table:number-rows-spanned="1">
            <text:p>実行者名</text:p>
          </table:table-cell>
          <table:covered-table-cell table:style-name="ce85"/>
          <table:covered-table-cell table:style-name="ce90"/>
          <table:table-cell table:number-columns-repeated="979"/>
        </table:table-row>
        <table:table-row table:style-name="ro15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68" office:value-type="string" calcext:value-type="string" table:number-columns-spanned="6" table:number-rows-spanned="9">
            <text:p>初期表示</text:p>
          </table:table-cell>
          <table:covered-table-cell table:number-columns-repeated="5" table:style-name="ce10"/>
          <table:table-cell table:style-name="ce68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検索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『検索ページ』</text:p>
            <text:p>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2">
            <text:p>ラベ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検索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検索』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8" table:style-name="ce10"/>
          <table:covered-table-cell table:style-name="ce68"/>
          <table:covered-table-cell table:number-columns-repeated="4" table:style-name="ce79"/>
          <table:covered-table-cell table:style-name="ce80"/>
          <table:table-cell table:style-name="ce70" office:value-type="string" calcext:value-type="string" table:number-columns-spanned="10" table:number-rows-spanned="1">
            <text:p>カテゴリ</text:p>
          </table:table-cell>
          <table:covered-table-cell table:number-columns-repeated="9" table:style-name="ce11"/>
          <table:table-cell table:style-name="ce70" office:value-type="string" calcext:value-type="string" table:number-columns-spanned="10" table:number-rows-spanned="1">
            <text:p>『カテゴリ』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1">
            <text:p>テキストボックス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検索テキストボックス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検索の下にテキストボックスが</text:p>
            <text:p>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8" table:style-name="ce10"/>
          <table:table-cell table:style-name="ce70" office:value-type="string" calcext:value-type="string" table:number-columns-spanned="6" table:number-rows-spanned="2">
            <text:p>プルダウ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カテゴリのプルダウ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カテゴリの右にプルダウン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8" table:style-name="ce10"/>
          <table:covered-table-cell table:number-columns-repeated="6" table:style-name="ce11"/>
          <table:table-cell table:style-name="ce11" office:value-type="string" calcext:value-type="string" table:number-columns-spanned="10" table:number-rows-spanned="1">
            <text:p>カテゴリのプルダウ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カテゴリのプルダウンの初期値は空白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8" table:style-name="ce10"/>
          <table:table-cell table:style-name="ce11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検索ボタン</text:p>
          </table:table-cell>
          <table:covered-table-cell table:number-columns-repeated="9" table:style-name="ce11"/>
          <table:table-cell table:style-name="ce81" office:value-type="string" calcext:value-type="string" table:number-columns-spanned="10" table:number-rows-spanned="1">
            <text:p>ページ下部に『検索』と表示され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68" office:value-type="string" calcext:value-type="string" table:number-columns-spanned="6" table:number-rows-spanned="2">
            <text:p>CSS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検索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検索の文字が『緑色』で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covered-table-cell table:number-columns-repeated="12" table:style-name="ce11"/>
          <table:table-cell table:style-name="ce11" office:value-type="string" calcext:value-type="string" table:number-columns-spanned="10" table:number-rows-spanned="1">
            <text:p>検索</text:p>
          </table:table-cell>
          <table:covered-table-cell table:number-columns-repeated="9" table:style-name="ce11"/>
          <table:table-cell table:style-name="ce81" office:value-type="string" calcext:value-type="string" table:number-columns-spanned="10" table:number-rows-spanned="1">
            <text:p>検索の文字の下に線が引かれている 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0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1">
            <text:p>入力時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テキストボックス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検索：テキストボックス</text:p>
          </table:table-cell>
          <table:covered-table-cell table:number-columns-repeated="9" table:style-name="ce11"/>
          <table:table-cell table:style-name="ce82" office:value-type="string" calcext:value-type="string" table:number-columns-spanned="10" table:number-rows-spanned="1">
            <text:p>文字が入力できる</text:p>
            <text:p> aaa</text:p>
            <text:p>AAA</text:p>
            <text:p>あああ</text:p>
            <text:p>亜亜亜</text:p>
            <text:p>111</text:p>
            <text:p>１１１</text:p>
            <text:p>@@@</text:p>
            <text:p>＠＠＠</text:p>
            <text:p>ΘΘΘ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2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1">
            <text:p>選択時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プルダウ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カテゴリのプルダウン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カテゴリのプルダウンの中身は</text:p>
            <text:p>データベースから取得された値が</text:p>
            <text:p>格納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70" office:value-type="string" calcext:value-type="string" table:number-columns-spanned="6" table:number-rows-spanned="1">
            <text:p>検索失敗時</text:p>
            <text:p>（検索とカテゴリ未入力）</text:p>
          </table:table-cell>
          <table:covered-table-cell table:number-columns-repeated="5" table:style-name="ce11"/>
          <table:table-cell table:style-name="ce68" office:value-type="string" calcext:value-type="string" table:number-columns-spanned="6" table:number-rows-spanned="2">
            <text:p>ラベル</text:p>
          </table:table-cell>
          <table:covered-table-cell table:number-columns-repeated="5" table:style-name="ce11"/>
          <table:table-cell table:style-name="ce68" office:value-type="string" calcext:value-type="string" table:number-columns-spanned="10" table:number-rows-spanned="2">
            <text:p>注意喚起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検索結果がありません』と</text:p>
            <text:p>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2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1">
            <text:p>検索失敗時</text:p>
            <text:p>（検索した内容がデータべース</text:p>
            <text:p>に存在しない時）</text:p>
          </table:table-cell>
          <table:covered-table-cell table:number-columns-repeated="21" table:style-name="ce11"/>
          <table:table-cell table:style-name="ce11" office:value-type="string" calcext:value-type="string" table:number-columns-spanned="10" table:number-rows-spanned="1">
            <text:p>『検索結果がありません』と</text:p>
            <text:p>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83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83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83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7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8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91" table:number-columns-repeated="97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検索結果ページ" table:style-name="ta3">
        <office:forms form:automatic-focus="false" form:apply-design-mode="false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36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検索結果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今泉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2">
          <table:table-cell table:style-name="ce73" table:number-columns-spanned="45" table:number-rows-spanned="1"/>
          <table:covered-table-cell table:number-columns-repeated="43" table:style-name="ce76"/>
          <table:covered-table-cell table:style-name="ce89"/>
          <table:table-cell table:number-columns-repeated="979"/>
        </table:table-row>
        <table:table-row table:style-name="ro14">
          <table:table-cell table:style-name="ce74" office:value-type="string" calcext:value-type="string" table:number-columns-spanned="3" table:number-rows-spanned="1">
            <text:p>No.</text:p>
          </table:table-cell>
          <table:covered-table-cell table:number-columns-repeated="2" table:style-name="ce77"/>
          <table:table-cell table:style-name="ce77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7"/>
          <table:table-cell table:style-name="ce77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7"/>
          <table:table-cell table:style-name="ce77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7"/>
          <table:table-cell table:style-name="ce77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7"/>
          <table:table-cell table:style-name="ce84" office:value-type="string" calcext:value-type="string" table:number-columns-spanned="3" table:number-rows-spanned="1">
            <text:p>結果</text:p>
          </table:table-cell>
          <table:covered-table-cell table:style-name="ce85"/>
          <table:covered-table-cell table:style-name="ce86"/>
          <table:table-cell table:style-name="ce84" office:value-type="string" calcext:value-type="string" table:number-columns-spanned="4" table:number-rows-spanned="1">
            <text:p>日付</text:p>
          </table:table-cell>
          <table:covered-table-cell table:number-columns-repeated="2" table:style-name="ce85"/>
          <table:covered-table-cell table:style-name="ce86"/>
          <table:table-cell table:style-name="ce87" office:value-type="string" calcext:value-type="string" table:number-columns-spanned="3" table:number-rows-spanned="1">
            <text:p>実行者名</text:p>
          </table:table-cell>
          <table:covered-table-cell table:style-name="ce85"/>
          <table:covered-table-cell table:style-name="ce90"/>
          <table:table-cell table:number-columns-repeated="979"/>
        </table:table-row>
        <table:table-row table:style-name="ro15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68" office:value-type="string" calcext:value-type="string" table:number-columns-spanned="6" table:number-rows-spanned="22">
            <text:p>初期表示</text:p>
          </table:table-cell>
          <table:covered-table-cell table:number-columns-repeated="5" table:style-name="ce10"/>
          <table:table-cell table:style-name="ce68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検索結果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『検索結果ページ』</text:p>
            <text:p>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2">
            <text:p>ラベ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検索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検索』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8" table:style-name="ce10"/>
          <table:covered-table-cell table:style-name="ce68"/>
          <table:covered-table-cell table:number-columns-repeated="4" table:style-name="ce79"/>
          <table:covered-table-cell table:style-name="ce80"/>
          <table:table-cell table:style-name="ce70" office:value-type="string" calcext:value-type="string" table:number-columns-spanned="10" table:number-rows-spanned="1">
            <text:p>カテゴリ</text:p>
          </table:table-cell>
          <table:covered-table-cell table:number-columns-repeated="9" table:style-name="ce11"/>
          <table:table-cell table:style-name="ce70" office:value-type="string" calcext:value-type="string" table:number-columns-spanned="10" table:number-rows-spanned="1">
            <text:p>『カテゴリ』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1">
            <text:p>テキストボックス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検索テキストボックス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検索の下にテキストボックスが</text:p>
            <text:p>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8" table:style-name="ce10"/>
          <table:table-cell table:style-name="ce70" office:value-type="string" calcext:value-type="string" table:number-columns-spanned="6" table:number-rows-spanned="2">
            <text:p>プルダウ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カテゴリのプルダウ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カテゴリの右にプルダウン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8" table:style-name="ce10"/>
          <table:covered-table-cell table:number-columns-repeated="6" table:style-name="ce11"/>
          <table:table-cell table:style-name="ce11" office:value-type="string" calcext:value-type="string" table:number-columns-spanned="10" table:number-rows-spanned="1">
            <text:p>カテゴリのプルダウ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カテゴリのプルダウンの初期値は空白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8" table:style-name="ce10"/>
          <table:table-cell table:style-name="ce11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検索ボタン</text:p>
          </table:table-cell>
          <table:covered-table-cell table:number-columns-repeated="9" table:style-name="ce11"/>
          <table:table-cell table:style-name="ce81" office:value-type="string" calcext:value-type="string" table:number-columns-spanned="10" table:number-rows-spanned="1">
            <text:p>ページ下部に『検索』と表示された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9">
          <table:table-cell table:style-name="ce67" office:value-type="float" office:value="8" calcext:value-type="float" table:number-columns-spanned="3" table:number-rows-spanned="1">
            <text:p>8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13">
            <text:p>テーブル</text:p>
          </table:table-cell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テーブルの外枠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枠線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9" calcext:value-type="float" table:number-columns-spanned="3" table:number-rows-spanned="1">
            <text:p>9</text:p>
          </table:table-cell>
          <table:covered-table-cell table:number-columns-repeated="8" table:style-name="ce10"/>
          <table:covered-table-cell table:style-name="ce68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商品名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1つめに、『商品名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10" calcext:value-type="float" table:number-columns-spanned="3" table:number-rows-spanned="1">
            <text:p>10</text:p>
          </table:table-cell>
          <table:covered-table-cell table:number-columns-repeated="8" table:style-name="ce10"/>
          <table:covered-table-cell table:style-name="ce43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価格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2つめに、『価格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11" calcext:value-type="float" table:number-columns-spanned="3" table:number-rows-spanned="1">
            <text:p>11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詳細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3つめに、『詳細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>
          <table:table-cell table:style-name="ce67" office:value-type="float" office:value="12" calcext:value-type="float" table:number-columns-spanned="3" table:number-rows-spanned="1">
            <text:p>12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炊飯器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検索画面で炊飯器を入力して検索または、カテゴリで調理器具を入力した際に、テーブルの1つめに『炊飯器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>
          <table:table-cell table:style-name="ce67" office:value-type="float" office:value="13" calcext:value-type="float" table:number-columns-spanned="3" table:number-rows-spanned="1">
            <text:p>13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炊飯器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炊飯器を入力して検索または、カテゴリで調理器具を入力した際に、テーブルの2つめに『￥1480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>
          <table:table-cell table:style-name="ce67" office:value-type="float" office:value="14" calcext:value-type="float" table:number-columns-spanned="3" table:number-rows-spanned="1">
            <text:p>14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炊飯器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炊飯器を入力して検索または、カテゴリで調理器具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>
          <table:table-cell table:style-name="ce67" office:value-type="float" office:value="15" calcext:value-type="float" table:number-columns-spanned="3" table:number-rows-spanned="1">
            <text:p>15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1つめに『GOD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>
          <table:table-cell table:style-name="ce67" office:value-type="float" office:value="16" calcext:value-type="float" table:number-columns-spanned="3" table:number-rows-spanned="1">
            <text:p>16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2つめに『￥1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>
          <table:table-cell table:style-name="ce67" office:value-type="float" office:value="17" calcext:value-type="float" table:number-columns-spanned="3" table:number-rows-spanned="1">
            <text:p>17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>
          <table:table-cell table:style-name="ce67" office:value-type="float" office:value="18" calcext:value-type="float" table:number-columns-spanned="3" table:number-rows-spanned="1">
            <text:p>18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1つめに『パソコ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>
          <table:table-cell table:style-name="ce67" office:value-type="float" office:value="19" calcext:value-type="float" table:number-columns-spanned="3" table:number-rows-spanned="1">
            <text:p>19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2つめに『￥9980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>
          <table:table-cell table:style-name="ce67" office:value-type="float" office:value="20" calcext:value-type="float" table:number-columns-spanned="3" table:number-rows-spanned="1">
            <text:p>20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68" office:value-type="string" calcext:value-type="string" table:number-columns-spanned="6" table:number-rows-spanned="2">
            <text:p>CSS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検索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検索の文字が『緑色』で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10"/>
          <table:covered-table-cell table:number-columns-repeated="12" table:style-name="ce11"/>
          <table:table-cell table:style-name="ce11" office:value-type="string" calcext:value-type="string" table:number-columns-spanned="10" table:number-rows-spanned="1">
            <text:p>検索</text:p>
          </table:table-cell>
          <table:covered-table-cell table:number-columns-repeated="9" table:style-name="ce11"/>
          <table:table-cell table:style-name="ce81" office:value-type="string" calcext:value-type="string" table:number-columns-spanned="10" table:number-rows-spanned="1">
            <text:p>検索の文字の下に線が引かれている 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0">
          <table:table-cell table:style-name="ce5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1">
            <text:p>入力時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テキストボックス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検索：テキストボックス</text:p>
          </table:table-cell>
          <table:covered-table-cell table:number-columns-repeated="9" table:style-name="ce11"/>
          <table:table-cell table:style-name="ce82" office:value-type="string" calcext:value-type="string" table:number-columns-spanned="10" table:number-rows-spanned="1">
            <text:p>文字が入力できる</text:p>
            <text:p> aaa</text:p>
            <text:p>AAA</text:p>
            <text:p>あああ</text:p>
            <text:p>亜亜亜</text:p>
            <text:p>111</text:p>
            <text:p>１１１</text:p>
            <text:p>@@@</text:p>
            <text:p>＠＠＠</text:p>
            <text:p>ΘΘΘ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2">
          <table:table-cell table:style-name="ce5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1">
            <text:p>選択時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プルダウ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カテゴリのプルダウン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カテゴリのプルダウンの中身は</text:p>
            <text:p>データベースから取得された値が</text:p>
            <text:p>格納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10"/>
          <table:table-cell table:style-name="ce70" office:value-type="string" calcext:value-type="string" table:number-columns-spanned="6" table:number-rows-spanned="1">
            <text:p>検索失敗時</text:p>
            <text:p>（検索とカテゴリ未入力）</text:p>
          </table:table-cell>
          <table:covered-table-cell table:number-columns-repeated="5" table:style-name="ce11"/>
          <table:table-cell table:style-name="ce68" office:value-type="string" calcext:value-type="string" table:number-columns-spanned="6" table:number-rows-spanned="2">
            <text:p>ラベル</text:p>
          </table:table-cell>
          <table:covered-table-cell table:number-columns-repeated="5" table:style-name="ce11"/>
          <table:table-cell table:style-name="ce68" office:value-type="string" calcext:value-type="string" table:number-columns-spanned="10" table:number-rows-spanned="2">
            <text:p>注意喚起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検索結果がありません』と</text:p>
            <text:p>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2">
          <table:table-cell table:style-name="ce5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1">
            <text:p>検索失敗時</text:p>
            <text:p>（検索した内容がデータべース</text:p>
            <text:p>に存在しない時）</text:p>
          </table:table-cell>
          <table:covered-table-cell table:number-columns-repeated="21" table:style-name="ce11"/>
          <table:table-cell table:style-name="ce11" office:value-type="string" calcext:value-type="string" table:number-columns-spanned="10" table:number-rows-spanned="1">
            <text:p>『検索結果がありません』と</text:p>
            <text:p>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商品詳細ページ" table:style-name="ta3">
        <office:forms form:automatic-focus="false" form:apply-design-mode="false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36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商品詳細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今泉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2">
          <table:table-cell table:style-name="ce73" table:number-columns-spanned="45" table:number-rows-spanned="1"/>
          <table:covered-table-cell table:number-columns-repeated="43" table:style-name="ce76"/>
          <table:covered-table-cell table:style-name="ce89"/>
          <table:table-cell table:number-columns-repeated="979"/>
        </table:table-row>
        <table:table-row table:style-name="ro14">
          <table:table-cell table:style-name="ce74" office:value-type="string" calcext:value-type="string" table:number-columns-spanned="3" table:number-rows-spanned="1">
            <text:p>No.</text:p>
          </table:table-cell>
          <table:covered-table-cell table:number-columns-repeated="2" table:style-name="ce77"/>
          <table:table-cell table:style-name="ce77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7"/>
          <table:table-cell table:style-name="ce77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7"/>
          <table:table-cell table:style-name="ce77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7"/>
          <table:table-cell table:style-name="ce77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7"/>
          <table:table-cell table:style-name="ce84" office:value-type="string" calcext:value-type="string" table:number-columns-spanned="3" table:number-rows-spanned="1">
            <text:p>結果</text:p>
          </table:table-cell>
          <table:covered-table-cell table:style-name="ce85"/>
          <table:covered-table-cell table:style-name="ce86"/>
          <table:table-cell table:style-name="ce84" office:value-type="string" calcext:value-type="string" table:number-columns-spanned="4" table:number-rows-spanned="1">
            <text:p>日付</text:p>
          </table:table-cell>
          <table:covered-table-cell table:number-columns-repeated="2" table:style-name="ce85"/>
          <table:covered-table-cell table:style-name="ce86"/>
          <table:table-cell table:style-name="ce87" office:value-type="string" calcext:value-type="string" table:number-columns-spanned="3" table:number-rows-spanned="1">
            <text:p>実行者名</text:p>
          </table:table-cell>
          <table:covered-table-cell table:style-name="ce85"/>
          <table:covered-table-cell table:style-name="ce90"/>
          <table:table-cell table:number-columns-repeated="979"/>
        </table:table-row>
        <table:table-row table:style-name="ro15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68" office:value-type="string" calcext:value-type="string" table:number-columns-spanned="6" table:number-rows-spanned="24">
            <text:p>初期表示</text:p>
          </table:table-cell>
          <table:covered-table-cell table:number-columns-repeated="5" table:style-name="ce10"/>
          <table:table-cell table:style-name="ce68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商品紹介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『商品紹介』</text:p>
            <text:p>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2">
            <text:p>ラベ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商品紹介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商品紹介』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8" table:style-name="ce10"/>
          <table:covered-table-cell table:style-name="ce68"/>
          <table:covered-table-cell table:number-columns-repeated="4" table:style-name="ce79"/>
          <table:covered-table-cell table:style-name="ce80"/>
          <table:table-cell table:style-name="ce70" office:value-type="string" calcext:value-type="string" table:number-columns-spanned="10" table:number-rows-spanned="1">
            <text:p>個数</text:p>
          </table:table-cell>
          <table:covered-table-cell table:number-columns-repeated="9" table:style-name="ce11"/>
          <table:table-cell table:style-name="ce70" office:value-type="string" calcext:value-type="string" table:number-columns-spanned="10" table:number-rows-spanned="1">
            <text:p>『個数』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1">
            <text:p>プルダウン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個数のプルダウン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個数の右にプルダウンが</text:p>
            <text:p>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2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カートへボタン</text:p>
          </table:table-cell>
          <table:covered-table-cell table:number-columns-repeated="9" table:style-name="ce11"/>
          <table:table-cell table:style-name="ce81" office:value-type="string" calcext:value-type="string" table:number-columns-spanned="10" table:number-rows-spanned="1">
            <text:p>プルダウン右に『カートへ』と表示された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67" table:number-columns-spanned="3" table:number-rows-spanned="1"/>
          <table:covered-table-cell table:number-columns-repeated="8" table:style-name="ce10"/>
          <table:covered-table-cell table:number-columns-repeated="6" table:style-name="ce11"/>
          <table:table-cell table:style-name="ce70" office:value-type="string" calcext:value-type="string" table:number-columns-spanned="10" table:number-rows-spanned="1">
            <text:p>戻るボタン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個数の下に『戻る』と表示された、</text:p>
            <text:p>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67" table:number-columns-spanned="3" table:number-rows-spanned="1"/>
          <table:covered-table-cell table:number-columns-repeated="8" table:style-name="ce10"/>
          <table:table-cell table:style-name="ce70" office:value-type="string" calcext:value-type="string" table:number-columns-spanned="6" table:number-rows-spanned="1">
            <text:p>画像</text:p>
          </table:table-cell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画像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商品紹介の下に画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9">
          <table:table-cell table:style-name="ce67" office:value-type="float" office:value="8" calcext:value-type="float" table:number-columns-spanned="3" table:number-rows-spanned="1">
            <text:p>8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15">
            <text:p>テーブル</text:p>
          </table:table-cell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テーブルの外枠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テーブルの枠線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9" calcext:value-type="float" table:number-columns-spanned="3" table:number-rows-spanned="1">
            <text:p>9</text:p>
          </table:table-cell>
          <table:covered-table-cell table:number-columns-repeated="8" table:style-name="ce10"/>
          <table:covered-table-cell table:style-name="ce68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商品名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1つめに、『商品名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10" calcext:value-type="float" table:number-columns-spanned="3" table:number-rows-spanned="1">
            <text:p>10</text:p>
          </table:table-cell>
          <table:covered-table-cell table:number-columns-repeated="8" table:style-name="ce10"/>
          <table:covered-table-cell table:style-name="ce43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カテゴリ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2つめに、『カテゴリ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11" calcext:value-type="float" table:number-columns-spanned="3" table:number-rows-spanned="1">
            <text:p>11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価格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3つめに、『価格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/>
          <table:table-cell table:style-name="ce10" table:number-columns-repeated="2"/>
          <table:covered-table-cell table:number-columns-repeated="6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在庫</text:p>
          </table:table-cell>
          <table:covered-table-cell table:number-columns-repeated="9" table:style-name="ce68"/>
          <table:table-cell table:style-name="ce92" office:value-type="string" calcext:value-type="string" table:number-columns-spanned="10" table:number-rows-spanned="1">
            <text:p>テーブルのタイトルの4つめに、『在庫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/>
          <table:table-cell table:style-name="ce10" table:number-columns-repeated="2"/>
          <table:covered-table-cell table:number-columns-repeated="6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商品紹介</text:p>
          </table:table-cell>
          <table:covered-table-cell table:number-columns-repeated="9" table:style-name="ce68"/>
          <table:table-cell table:style-name="ce92" office:value-type="string" calcext:value-type="string" table:number-columns-spanned="10" table:number-rows-spanned="1">
            <text:p>テーブルのタイトルの5つめに、『商品紹介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>
          <table:table-cell table:style-name="ce67" office:value-type="float" office:value="12" calcext:value-type="float" table:number-columns-spanned="3" table:number-rows-spanned="1">
            <text:p>12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商品名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検索画面で炊飯器を入力して検索または、カテゴリで調理器具を入力した際に、テーブルの1つめに『炊飯器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>
          <table:table-cell table:style-name="ce67" office:value-type="float" office:value="13" calcext:value-type="float" table:number-columns-spanned="3" table:number-rows-spanned="1">
            <text:p>13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炊飯器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炊飯器を入力して検索または、カテゴリで調理器具を入力した際に、テーブルの2つめに『￥1480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>
          <table:table-cell table:style-name="ce67" office:value-type="float" office:value="14" calcext:value-type="float" table:number-columns-spanned="3" table:number-rows-spanned="1">
            <text:p>14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炊飯器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炊飯器を入力して検索または、カテゴリで調理器具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>
          <table:table-cell table:style-name="ce67" office:value-type="float" office:value="15" calcext:value-type="float" table:number-columns-spanned="3" table:number-rows-spanned="1">
            <text:p>15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1つめに『GOD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>
          <table:table-cell table:style-name="ce67" office:value-type="float" office:value="16" calcext:value-type="float" table:number-columns-spanned="3" table:number-rows-spanned="1">
            <text:p>16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2つめに『￥1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>
          <table:table-cell table:style-name="ce67" office:value-type="float" office:value="17" calcext:value-type="float" table:number-columns-spanned="3" table:number-rows-spanned="1">
            <text:p>17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>
          <table:table-cell table:style-name="ce67" office:value-type="float" office:value="18" calcext:value-type="float" table:number-columns-spanned="3" table:number-rows-spanned="1">
            <text:p>18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1つめに『パソコ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>
          <table:table-cell table:style-name="ce67" office:value-type="float" office:value="19" calcext:value-type="float" table:number-columns-spanned="3" table:number-rows-spanned="1">
            <text:p>19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2つめに『￥9980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>
          <table:table-cell table:style-name="ce67" office:value-type="float" office:value="20" calcext:value-type="float" table:number-columns-spanned="3" table:number-rows-spanned="1">
            <text:p>20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68" office:value-type="string" calcext:value-type="string" table:number-columns-spanned="6" table:number-rows-spanned="2">
            <text:p>CSS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商品紹介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商品紹介の文字が『緑色』で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10"/>
          <table:covered-table-cell table:number-columns-repeated="12" table:style-name="ce11"/>
          <table:table-cell table:style-name="ce11" office:value-type="string" calcext:value-type="string" table:number-columns-spanned="10" table:number-rows-spanned="1">
            <text:p>商品紹介</text:p>
          </table:table-cell>
          <table:covered-table-cell table:number-columns-repeated="9" table:style-name="ce11"/>
          <table:table-cell table:style-name="ce81" office:value-type="string" calcext:value-type="string" table:number-columns-spanned="10" table:number-rows-spanned="1">
            <text:p>商品紹介の文字の下に線が引かれている 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2">
          <table:table-cell table:style-name="ce5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1">
            <text:p>選択時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プルダウ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個数のプルダウン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個数のプルダウンの中身は</text:p>
            <text:p>データベースから取得された値が</text:p>
            <text:p>格納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カートページ" table:style-name="ta3">
        <office:forms form:automatic-focus="false" form:apply-design-mode="false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36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カート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今泉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2">
          <table:table-cell table:style-name="ce73" table:number-columns-spanned="45" table:number-rows-spanned="1"/>
          <table:covered-table-cell table:number-columns-repeated="43" table:style-name="ce76"/>
          <table:covered-table-cell table:style-name="ce89"/>
          <table:table-cell table:number-columns-repeated="979"/>
        </table:table-row>
        <table:table-row table:style-name="ro14">
          <table:table-cell table:style-name="ce74" office:value-type="string" calcext:value-type="string" table:number-columns-spanned="3" table:number-rows-spanned="1">
            <text:p>No.</text:p>
          </table:table-cell>
          <table:covered-table-cell table:number-columns-repeated="2" table:style-name="ce77"/>
          <table:table-cell table:style-name="ce77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7"/>
          <table:table-cell table:style-name="ce77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7"/>
          <table:table-cell table:style-name="ce77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7"/>
          <table:table-cell table:style-name="ce77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7"/>
          <table:table-cell table:style-name="ce84" office:value-type="string" calcext:value-type="string" table:number-columns-spanned="3" table:number-rows-spanned="1">
            <text:p>結果</text:p>
          </table:table-cell>
          <table:covered-table-cell table:style-name="ce85"/>
          <table:covered-table-cell table:style-name="ce86"/>
          <table:table-cell table:style-name="ce84" office:value-type="string" calcext:value-type="string" table:number-columns-spanned="4" table:number-rows-spanned="1">
            <text:p>日付</text:p>
          </table:table-cell>
          <table:covered-table-cell table:number-columns-repeated="2" table:style-name="ce85"/>
          <table:covered-table-cell table:style-name="ce86"/>
          <table:table-cell table:style-name="ce87" office:value-type="string" calcext:value-type="string" table:number-columns-spanned="3" table:number-rows-spanned="1">
            <text:p>実行者名</text:p>
          </table:table-cell>
          <table:covered-table-cell table:style-name="ce85"/>
          <table:covered-table-cell table:style-name="ce90"/>
          <table:table-cell table:number-columns-repeated="979"/>
        </table:table-row>
        <table:table-row table:style-name="ro15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68" office:value-type="string" calcext:value-type="string" table:number-columns-spanned="6" table:number-rows-spanned="21">
            <text:p>初期表示</text:p>
          </table:table-cell>
          <table:covered-table-cell table:number-columns-repeated="5" table:style-name="ce10"/>
          <table:table-cell table:style-name="ce68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カート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『カートページ』</text:p>
            <text:p>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4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1">
            <text:p>ラベ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カート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カート』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2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買い物を続けるボタン</text:p>
          </table:table-cell>
          <table:covered-table-cell table:number-columns-repeated="9" table:style-name="ce11"/>
          <table:table-cell table:style-name="ce81" office:value-type="string" calcext:value-type="string" table:number-columns-spanned="10" table:number-rows-spanned="1">
            <text:p>ページ下部に『買い物を続ける』と表示された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67" office:value-type="float" office:value="4" calcext:value-type="float" table:number-columns-spanned="3" table:number-rows-spanned="1">
            <text:p>4</text:p>
          </table:table-cell>
          <table:covered-table-cell table:number-columns-repeated="8" table:style-name="ce10"/>
          <table:covered-table-cell table:number-columns-repeated="6" table:style-name="ce11"/>
          <table:table-cell table:style-name="ce70" office:value-type="string" calcext:value-type="string" table:number-columns-spanned="10" table:number-rows-spanned="1">
            <text:p>購入ボタン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買い物を続けるボタンの右に『購入』と表示された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9">
          <table:table-cell table:style-name="ce67" office:value-type="float" office:value="5" calcext:value-type="float" table:number-columns-spanned="3" table:number-rows-spanned="1">
            <text:p>5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15">
            <text:p>テーブル</text:p>
          </table:table-cell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テーブルの外枠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テーブルの枠線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6" calcext:value-type="float" table:number-columns-spanned="3" table:number-rows-spanned="1">
            <text:p>6</text:p>
          </table:table-cell>
          <table:covered-table-cell table:number-columns-repeated="8" table:style-name="ce10"/>
          <table:covered-table-cell table:style-name="ce68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商品名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1つめに、『商品名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7" calcext:value-type="float" table:number-columns-spanned="3" table:number-rows-spanned="1">
            <text:p>7</text:p>
          </table:table-cell>
          <table:covered-table-cell table:number-columns-repeated="8" table:style-name="ce10"/>
          <table:covered-table-cell table:style-name="ce43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単価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2つめに、『単価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8" calcext:value-type="float" table:number-columns-spanned="3" table:number-rows-spanned="1">
            <text:p>8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数量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3つめに、『数量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9" calcext:value-type="float" table:number-columns-spanned="3" table:number-rows-spanned="1">
            <text:p>9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消費税</text:p>
          </table:table-cell>
          <table:covered-table-cell table:number-columns-repeated="9" table:style-name="ce68"/>
          <table:table-cell table:style-name="ce92" office:value-type="string" calcext:value-type="string" table:number-columns-spanned="10" table:number-rows-spanned="1">
            <text:p>テーブルのタイトルの4つめに、『消費税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10" calcext:value-type="float" table:number-columns-spanned="3" table:number-rows-spanned="1">
            <text:p>10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合計金額</text:p>
          </table:table-cell>
          <table:covered-table-cell table:number-columns-repeated="9" table:style-name="ce68"/>
          <table:table-cell table:style-name="ce92" office:value-type="string" calcext:value-type="string" table:number-columns-spanned="10" table:number-rows-spanned="1">
            <text:p>テーブルのタイトルの5つめに、『合計金額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2" calcext:value-type="float" table:number-columns-spanned="3" table:number-rows-spanned="1">
            <text:p>12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商品名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検索画面で炊飯器を入力して検索または、カテゴリで調理器具を入力した際に、テーブルの1つめに『炊飯器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3" calcext:value-type="float" table:number-columns-spanned="3" table:number-rows-spanned="1">
            <text:p>13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炊飯器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炊飯器を入力して検索または、カテゴリで調理器具を入力した際に、テーブルの2つめに『￥1480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4" calcext:value-type="float" table:number-columns-spanned="3" table:number-rows-spanned="1">
            <text:p>14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炊飯器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炊飯器を入力して検索または、カテゴリで調理器具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5" calcext:value-type="float" table:number-columns-spanned="3" table:number-rows-spanned="1">
            <text:p>15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1つめに『GOD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6" calcext:value-type="float" table:number-columns-spanned="3" table:number-rows-spanned="1">
            <text:p>16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2つめに『￥1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7" calcext:value-type="float" table:number-columns-spanned="3" table:number-rows-spanned="1">
            <text:p>17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8" calcext:value-type="float" table:number-columns-spanned="3" table:number-rows-spanned="1">
            <text:p>18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1つめに『パソコ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9" calcext:value-type="float" table:number-columns-spanned="3" table:number-rows-spanned="1">
            <text:p>19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2つめに『￥9980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20" calcext:value-type="float" table:number-columns-spanned="3" table:number-rows-spanned="1">
            <text:p>20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9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68" office:value-type="string" calcext:value-type="string" table:number-columns-spanned="6" table:number-rows-spanned="2">
            <text:p>CSS</text:p>
          </table:table-cell>
          <table:covered-table-cell table:number-columns-repeated="5" table:style-name="ce11"/>
          <table:table-cell table:style-name="ce68" office:value-type="string" calcext:value-type="string" table:number-columns-spanned="10" table:number-rows-spanned="2">
            <text:p>カート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カートの文字が『緑色』で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covered-table-cell table:number-columns-repeated="22" table:style-name="ce11"/>
          <table:table-cell table:style-name="ce81" office:value-type="string" calcext:value-type="string" table:number-columns-spanned="10" table:number-rows-spanned="1">
            <text:p>カートの文字の下に線が引かれている 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購入確認ページ" table:style-name="ta3">
        <office:forms form:automatic-focus="false" form:apply-design-mode="false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36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購入確認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今泉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2">
          <table:table-cell table:style-name="ce73" table:number-columns-spanned="45" table:number-rows-spanned="1"/>
          <table:covered-table-cell table:number-columns-repeated="43" table:style-name="ce76"/>
          <table:covered-table-cell table:style-name="ce89"/>
          <table:table-cell table:number-columns-repeated="979"/>
        </table:table-row>
        <table:table-row table:style-name="ro14">
          <table:table-cell table:style-name="ce74" office:value-type="string" calcext:value-type="string" table:number-columns-spanned="3" table:number-rows-spanned="1">
            <text:p>No.</text:p>
          </table:table-cell>
          <table:covered-table-cell table:number-columns-repeated="2" table:style-name="ce77"/>
          <table:table-cell table:style-name="ce77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7"/>
          <table:table-cell table:style-name="ce77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7"/>
          <table:table-cell table:style-name="ce77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7"/>
          <table:table-cell table:style-name="ce77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7"/>
          <table:table-cell table:style-name="ce84" office:value-type="string" calcext:value-type="string" table:number-columns-spanned="3" table:number-rows-spanned="1">
            <text:p>結果</text:p>
          </table:table-cell>
          <table:covered-table-cell table:style-name="ce85"/>
          <table:covered-table-cell table:style-name="ce86"/>
          <table:table-cell table:style-name="ce84" office:value-type="string" calcext:value-type="string" table:number-columns-spanned="4" table:number-rows-spanned="1">
            <text:p>日付</text:p>
          </table:table-cell>
          <table:covered-table-cell table:number-columns-repeated="2" table:style-name="ce85"/>
          <table:covered-table-cell table:style-name="ce86"/>
          <table:table-cell table:style-name="ce87" office:value-type="string" calcext:value-type="string" table:number-columns-spanned="3" table:number-rows-spanned="1">
            <text:p>実行者名</text:p>
          </table:table-cell>
          <table:covered-table-cell table:style-name="ce85"/>
          <table:covered-table-cell table:style-name="ce90"/>
          <table:table-cell table:number-columns-repeated="979"/>
        </table:table-row>
        <table:table-row table:style-name="ro15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68" office:value-type="string" calcext:value-type="string" table:number-columns-spanned="6" table:number-rows-spanned="21">
            <text:p>初期表示</text:p>
          </table:table-cell>
          <table:covered-table-cell table:number-columns-repeated="5" table:style-name="ce10"/>
          <table:table-cell table:style-name="ce68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購入確認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『購入確認ページ』</text:p>
            <text:p>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1">
            <text:p>ラベ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購入してよろしいでしょうか？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購入してよろしいでしょうか？』と</text:p>
            <text:p>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2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いいえボタン</text:p>
          </table:table-cell>
          <table:covered-table-cell table:number-columns-repeated="9" table:style-name="ce11"/>
          <table:table-cell table:style-name="ce81" office:value-type="string" calcext:value-type="string" table:number-columns-spanned="10" table:number-rows-spanned="1">
            <text:p>ページ下部に『いいえ』と表示された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67" office:value-type="float" office:value="4" calcext:value-type="float" table:number-columns-spanned="3" table:number-rows-spanned="1">
            <text:p>4</text:p>
          </table:table-cell>
          <table:covered-table-cell table:number-columns-repeated="8" table:style-name="ce10"/>
          <table:covered-table-cell table:number-columns-repeated="6" table:style-name="ce11"/>
          <table:table-cell table:style-name="ce70" office:value-type="string" calcext:value-type="string" table:number-columns-spanned="10" table:number-rows-spanned="1">
            <text:p>はいボタン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いいえボタンの下に『はい』と表示された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9">
          <table:table-cell table:style-name="ce67" office:value-type="float" office:value="5" calcext:value-type="float" table:number-columns-spanned="3" table:number-rows-spanned="1">
            <text:p>5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15">
            <text:p>テーブル</text:p>
          </table:table-cell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テーブルの外枠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テーブルの枠線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6" calcext:value-type="float" table:number-columns-spanned="3" table:number-rows-spanned="1">
            <text:p>6</text:p>
          </table:table-cell>
          <table:covered-table-cell table:number-columns-repeated="8" table:style-name="ce10"/>
          <table:covered-table-cell table:style-name="ce68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商品名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1つめに、『商品名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7" calcext:value-type="float" table:number-columns-spanned="3" table:number-rows-spanned="1">
            <text:p>7</text:p>
          </table:table-cell>
          <table:covered-table-cell table:number-columns-repeated="8" table:style-name="ce10"/>
          <table:covered-table-cell table:style-name="ce43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単価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2つめに、『単価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8" calcext:value-type="float" table:number-columns-spanned="3" table:number-rows-spanned="1">
            <text:p>8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数量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テーブルのタイトルの3つめに、『数量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9" calcext:value-type="float" table:number-columns-spanned="3" table:number-rows-spanned="1">
            <text:p>9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消費税</text:p>
          </table:table-cell>
          <table:covered-table-cell table:number-columns-repeated="9" table:style-name="ce68"/>
          <table:table-cell table:style-name="ce92" office:value-type="string" calcext:value-type="string" table:number-columns-spanned="10" table:number-rows-spanned="1">
            <text:p>テーブルのタイトルの4つめに、『消費税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6">
          <table:table-cell table:style-name="ce67" office:value-type="float" office:value="10" calcext:value-type="float" table:number-columns-spanned="3" table:number-rows-spanned="1">
            <text:p>10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合計金額</text:p>
          </table:table-cell>
          <table:covered-table-cell table:number-columns-repeated="9" table:style-name="ce68"/>
          <table:table-cell table:style-name="ce92" office:value-type="string" calcext:value-type="string" table:number-columns-spanned="10" table:number-rows-spanned="1">
            <text:p>テーブルのタイトルの5つめに、『合計金額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2" calcext:value-type="float" table:number-columns-spanned="3" table:number-rows-spanned="1">
            <text:p>12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商品名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検索画面で炊飯器を入力して検索または、カテゴリで調理器具を入力した際に、テーブルの1つめに『炊飯器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3" calcext:value-type="float" table:number-columns-spanned="3" table:number-rows-spanned="1">
            <text:p>13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炊飯器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炊飯器を入力して検索または、カテゴリで調理器具を入力した際に、テーブルの2つめに『￥1480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4" calcext:value-type="float" table:number-columns-spanned="3" table:number-rows-spanned="1">
            <text:p>14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炊飯器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炊飯器を入力して検索または、カテゴリで調理器具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5" calcext:value-type="float" table:number-columns-spanned="3" table:number-rows-spanned="1">
            <text:p>15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1つめに『GOD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6" calcext:value-type="float" table:number-columns-spanned="3" table:number-rows-spanned="1">
            <text:p>16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2つめに『￥1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7" calcext:value-type="float" table:number-columns-spanned="3" table:number-rows-spanned="1">
            <text:p>17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8" calcext:value-type="float" table:number-columns-spanned="3" table:number-rows-spanned="1">
            <text:p>18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1つめに『パソコ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9" calcext:value-type="float" table:number-columns-spanned="3" table:number-rows-spanned="1">
            <text:p>19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2つめに『￥9980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20" calcext:value-type="float" table:number-columns-spanned="3" table:number-rows-spanned="1">
            <text:p>20</text:p>
          </table:table-cell>
          <table:covered-table-cell table:number-columns-repeated="8" table:style-name="ce10"/>
          <table:covered-table-cell table:style-name="ce70"/>
          <table:covered-table-cell table:number-columns-repeated="5" table:style-name="ce11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9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68" office:value-type="string" calcext:value-type="string" table:number-columns-spanned="6" table:number-rows-spanned="2">
            <text:p>CSS</text:p>
          </table:table-cell>
          <table:covered-table-cell table:number-columns-repeated="5" table:style-name="ce11"/>
          <table:table-cell table:style-name="ce68" office:value-type="string" calcext:value-type="string" table:number-columns-spanned="10" table:number-rows-spanned="2">
            <text:p>購入してよろしいでしょうか？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カートの文字が『緑色』で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covered-table-cell table:number-columns-repeated="22" table:style-name="ce11"/>
          <table:table-cell table:style-name="ce81" office:value-type="string" calcext:value-type="string" table:number-columns-spanned="10" table:number-rows-spanned="1">
            <text:p>カートの文字の下に線が引かれている 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購入完了ページ" table:style-name="ta3">
        <office:forms form:automatic-focus="false" form:apply-design-mode="false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36" table:default-cell-style-name="Default"/>
        <table:table-column table:style-name="co2" table:number-columns-repeated="979" table:default-cell-style-name="Default"/>
        <table:table-row table:style-name="ro9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購入完了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今泉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2">
          <table:table-cell table:style-name="ce73" table:number-columns-spanned="45" table:number-rows-spanned="1"/>
          <table:covered-table-cell table:number-columns-repeated="43" table:style-name="ce76"/>
          <table:covered-table-cell table:style-name="ce89"/>
          <table:table-cell table:number-columns-repeated="979"/>
        </table:table-row>
        <table:table-row table:style-name="ro14">
          <table:table-cell table:style-name="ce74" office:value-type="string" calcext:value-type="string" table:number-columns-spanned="3" table:number-rows-spanned="1">
            <text:p>No.</text:p>
          </table:table-cell>
          <table:covered-table-cell table:number-columns-repeated="2" table:style-name="ce77"/>
          <table:table-cell table:style-name="ce77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7"/>
          <table:table-cell table:style-name="ce77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7"/>
          <table:table-cell table:style-name="ce77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7"/>
          <table:table-cell table:style-name="ce77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7"/>
          <table:table-cell table:style-name="ce84" office:value-type="string" calcext:value-type="string" table:number-columns-spanned="3" table:number-rows-spanned="1">
            <text:p>結果</text:p>
          </table:table-cell>
          <table:covered-table-cell table:style-name="ce85"/>
          <table:covered-table-cell table:style-name="ce86"/>
          <table:table-cell table:style-name="ce84" office:value-type="string" calcext:value-type="string" table:number-columns-spanned="4" table:number-rows-spanned="1">
            <text:p>日付</text:p>
          </table:table-cell>
          <table:covered-table-cell table:number-columns-repeated="2" table:style-name="ce85"/>
          <table:covered-table-cell table:style-name="ce86"/>
          <table:table-cell table:style-name="ce87" office:value-type="string" calcext:value-type="string" table:number-columns-spanned="3" table:number-rows-spanned="1">
            <text:p>実行者名</text:p>
          </table:table-cell>
          <table:covered-table-cell table:style-name="ce85"/>
          <table:covered-table-cell table:style-name="ce90"/>
          <table:table-cell table:number-columns-repeated="979"/>
        </table:table-row>
        <table:table-row table:style-name="ro15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68" office:value-type="string" calcext:value-type="string" table:number-columns-spanned="6" table:number-rows-spanned="15">
            <text:p>初期表示</text:p>
          </table:table-cell>
          <table:covered-table-cell table:number-columns-repeated="5" table:style-name="ce10"/>
          <table:table-cell table:style-name="ce68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購入完了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『購入完了ページ』</text:p>
            <text:p>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1">
            <text:p>ラベル</text:p>
          </table:table-cell>
          <table:covered-table-cell table:number-columns-repeated="4" table:style-name="ce79"/>
          <table:covered-table-cell table:style-name="ce80"/>
          <table:table-cell table:style-name="ce11" office:value-type="string" calcext:value-type="string" table:number-columns-spanned="10" table:number-rows-spanned="1">
            <text:p>お買い上げありがとうございました！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お買い上げありがとう</text:p>
            <text:p>ございました！』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8" table:style-name="ce10"/>
          <table:table-cell table:style-name="ce68" office:value-type="string" calcext:value-type="string" table:number-columns-spanned="6" table:number-rows-spanned="2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買い物を続けるボタン</text:p>
          </table:table-cell>
          <table:covered-table-cell table:number-columns-repeated="9" table:style-name="ce11"/>
          <table:table-cell table:style-name="ce81" office:value-type="string" calcext:value-type="string" table:number-columns-spanned="10" table:number-rows-spanned="1">
            <text:p>ページ下部に『買い物を続ける』と表示された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2">
          <table:table-cell table:style-name="ce67" office:value-type="float" office:value="4" calcext:value-type="float" table:number-columns-spanned="3" table:number-rows-spanned="1">
            <text:p>4</text:p>
          </table:table-cell>
          <table:covered-table-cell table:number-columns-repeated="8" table:style-name="ce10"/>
          <table:covered-table-cell table:number-columns-repeated="6" table:style-name="ce11"/>
          <table:table-cell table:style-name="ce70" office:value-type="string" calcext:value-type="string" table:number-columns-spanned="10" table:number-rows-spanned="1">
            <text:p>ログアウトボタン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買い物を続けるボタンの右に『ログアウト』と表示された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2" calcext:value-type="float" table:number-columns-spanned="3" table:number-rows-spanned="1">
            <text:p>12</text:p>
          </table:table-cell>
          <table:covered-table-cell table:number-columns-repeated="8" table:style-name="ce10"/>
          <table:table-cell table:style-name="ce70"/>
          <table:table-cell table:style-name="ce11" table:number-columns-repeated="5"/>
          <table:table-cell table:style-name="ce70" office:value-type="string" calcext:value-type="string" table:number-columns-spanned="10" table:number-rows-spanned="1">
            <text:p>商品名</text:p>
          </table:table-cell>
          <table:covered-table-cell table:number-columns-repeated="9" table:style-name="ce11"/>
          <table:table-cell table:style-name="ce93" office:value-type="string" calcext:value-type="string" table:number-columns-spanned="10" table:number-rows-spanned="1">
            <text:p>検索画面で炊飯器を入力して検索または、カテゴリで調理器具を入力した際に、テーブルの1つめに『炊飯器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3" calcext:value-type="float" table:number-columns-spanned="3" table:number-rows-spanned="1">
            <text:p>13</text:p>
          </table:table-cell>
          <table:covered-table-cell table:number-columns-repeated="8" table:style-name="ce10"/>
          <table:table-cell table:style-name="ce70"/>
          <table:table-cell table:style-name="ce11" table:number-columns-repeated="5"/>
          <table:table-cell table:style-name="ce70" office:value-type="string" calcext:value-type="string" table:number-columns-spanned="10" table:number-rows-spanned="1">
            <text:p>炊飯器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炊飯器を入力して検索または、カテゴリで調理器具を入力した際に、テーブルの2つめに『￥1480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4" calcext:value-type="float" table:number-columns-spanned="3" table:number-rows-spanned="1">
            <text:p>14</text:p>
          </table:table-cell>
          <table:covered-table-cell table:number-columns-repeated="8" table:style-name="ce10"/>
          <table:table-cell table:style-name="ce70"/>
          <table:table-cell table:style-name="ce11" table:number-columns-repeated="5"/>
          <table:table-cell table:style-name="ce70" office:value-type="string" calcext:value-type="string" table:number-columns-spanned="10" table:number-rows-spanned="1">
            <text:p>炊飯器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炊飯器を入力して検索または、カテゴリで調理器具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5" calcext:value-type="float" table:number-columns-spanned="3" table:number-rows-spanned="1">
            <text:p>15</text:p>
          </table:table-cell>
          <table:covered-table-cell table:number-columns-repeated="8" table:style-name="ce10"/>
          <table:table-cell table:style-name="ce70"/>
          <table:table-cell table:style-name="ce11" table:number-columns-repeated="5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1つめに『GOD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6" calcext:value-type="float" table:number-columns-spanned="3" table:number-rows-spanned="1">
            <text:p>16</text:p>
          </table:table-cell>
          <table:covered-table-cell table:number-columns-repeated="8" table:style-name="ce10"/>
          <table:table-cell table:style-name="ce70"/>
          <table:table-cell table:style-name="ce11" table:number-columns-repeated="5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2つめに『￥1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7" calcext:value-type="float" table:number-columns-spanned="3" table:number-rows-spanned="1">
            <text:p>17</text:p>
          </table:table-cell>
          <table:covered-table-cell table:number-columns-repeated="8" table:style-name="ce10"/>
          <table:table-cell table:style-name="ce70"/>
          <table:table-cell table:style-name="ce11" table:number-columns-repeated="5"/>
          <table:table-cell table:style-name="ce70" office:value-type="string" calcext:value-type="string" table:number-columns-spanned="10" table:number-rows-spanned="1">
            <text:p>GOD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GODを入力して検索または、カテゴリで非売品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18" calcext:value-type="float" table:number-columns-spanned="3" table:number-rows-spanned="1">
            <text:p>18</text:p>
          </table:table-cell>
          <table:covered-table-cell table:number-columns-repeated="8" table:style-name="ce10"/>
          <table:table-cell table:style-name="ce70"/>
          <table:table-cell table:style-name="ce11" table:number-columns-repeated="5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1つめに『パソコ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8" table:visibility="collapse">
          <table:table-cell table:style-name="ce67" office:value-type="float" office:value="19" calcext:value-type="float" table:number-columns-spanned="3" table:number-rows-spanned="1">
            <text:p>19</text:p>
          </table:table-cell>
          <table:covered-table-cell table:number-columns-repeated="8" table:style-name="ce10"/>
          <table:table-cell table:style-name="ce70"/>
          <table:table-cell table:style-name="ce11" table:number-columns-repeated="5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2つめに『￥99800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7" table:visibility="collapse">
          <table:table-cell table:style-name="ce67" office:value-type="float" office:value="20" calcext:value-type="float" table:number-columns-spanned="3" table:number-rows-spanned="1">
            <text:p>20</text:p>
          </table:table-cell>
          <table:covered-table-cell table:number-columns-repeated="8" table:style-name="ce10"/>
          <table:table-cell table:style-name="ce70"/>
          <table:table-cell table:style-name="ce11" table:number-columns-repeated="5"/>
          <table:table-cell table:style-name="ce70" office:value-type="string" calcext:value-type="string" table:number-columns-spanned="10" table:number-rows-spanned="1">
            <text:p>パソコン</text:p>
          </table:table-cell>
          <table:covered-table-cell table:number-columns-repeated="9" table:style-name="ce11"/>
          <table:table-cell table:style-name="ce92" office:value-type="string" calcext:value-type="string" table:number-columns-spanned="10" table:number-rows-spanned="1">
            <text:p>検索画面でパソコンを入力して検索または、カテゴリで情報機器を入力した際に、テーブルの3つめに『詳細ボタン』が表示されてい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68" office:value-type="string" calcext:value-type="string" table:number-columns-spanned="6" table:number-rows-spanned="2">
            <text:p>CSS</text:p>
          </table:table-cell>
          <table:covered-table-cell table:number-columns-repeated="5" table:style-name="ce11"/>
          <table:table-cell table:style-name="ce68" office:value-type="string" calcext:value-type="string" table:number-columns-spanned="10" table:number-rows-spanned="2">
            <text:p>お買い上げありがとうございました！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お買い上げありがとうございました！の文字が『緑色』で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5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covered-table-cell table:number-columns-repeated="22" table:style-name="ce11"/>
          <table:table-cell table:style-name="ce81" office:value-type="string" calcext:value-type="string" table:number-columns-spanned="10" table:number-rows-spanned="1">
            <text:p>お買い上げありがとうございました！の文字の下に線が引かれている 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88" office:value-type="string" calcext:value-type="string" table:number-columns-spanned="3" table:number-rows-spanned="1">
            <text:p>今泉</text:p>
          </table:table-cell>
          <table:covered-table-cell table:style-name="ce43"/>
          <table:covered-table-cell table:style-name="ce60"/>
          <table:table-cell table:style-name="ce91" table:number-columns-repeated="97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1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Yu Gothic" fo:font-family="'Yu Gothic'" style:font-family-generic="swiss" fo:font-size="11pt" style:font-size-asian="11pt" style:font-name-complex="Yu Gothic" style:font-family-complex="'Yu Gothic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テスト項目_5f_〇〇ページ" style:display-name="PageStyle_テスト項目_〇〇ペー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テスト項目_5f_ログインページ例" style:display-name="PageStyle_テスト項目_ログインページ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05-22T18:03:24.688000000</dc:date>
    <meta:generator>LibreOffice/6.1.6.3$Windows_X86_64 LibreOffice_project/5896ab1714085361c45cf540f76f60673dd96a72</meta:generator>
    <meta:editing-duration>PT24M26S</meta:editing-duration>
    <meta:editing-cycles>4</meta:editing-cycles>
    <meta:document-statistic meta:table-count="8" meta:cell-count="7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